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center" draw:textarea-vertical-align="top" fo:padding-top="0.508cm"/>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2f2ff" draw:textarea-horizontal-align="left" draw:textarea-vertical-align="middle" draw:auto-grow-height="false" fo:min-height="0cm" fo:min-width="0cm"/>
    </style:style>
    <style:style style:name="gr6" style:family="graphic" style:parent-style-name="standard">
      <style:graphic-properties draw:fill="solid" draw:fill-color="#f2f2ff" draw:textarea-horizontal-align="justify" draw:textarea-vertical-align="middle" draw:auto-grow-height="false" fo:min-height="0cm" fo:min-width="0cm"/>
    </style:style>
    <style:style style:name="gr7" style:family="graphic" style:parent-style-name="standard">
      <style:graphic-properties draw:stroke="none" draw:fill="none" draw:fill-color="#ffffff" fo:min-height="1.577cm"/>
    </style:style>
    <style:style style:name="gr8"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9" style:family="graphic" style:parent-style-name="standard">
      <style:graphic-properties draw:fill="solid" draw:fill-color="#ffff99" draw:textarea-horizontal-align="center" draw:textarea-vertical-align="middle"/>
    </style:style>
    <style:style style:name="gr10" style:family="graphic" style:parent-style-name="standard">
      <style:graphic-properties draw:fill="solid" draw:fill-color="#f2f2ff" draw:textarea-horizontal-align="justify" draw:textarea-vertical-align="middle" draw:auto-grow-height="false" fo:min-height="0cm" fo:min-width="0cm" fo:padding-left="1.2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start" fo:text-indent="0cm"/>
      <style:text-properties fo:font-size="10pt"/>
    </style:style>
    <style:style style:name="P5" style:family="paragraph">
      <style:paragraph-properties fo:margin-left="0cm" fo:margin-right="0cm" fo:text-align="center" fo:text-indent="0cm"/>
      <style:text-properties fo:font-size="10pt"/>
    </style:style>
    <style:style style:name="P6" style:family="paragraph">
      <style:paragraph-properties fo:margin-left="0cm" fo:margin-right="0cm" fo:text-align="start" fo:text-indent="0cm"/>
    </style:style>
    <style:style style:name="P7" style:family="paragraph">
      <style:paragraph-properties fo:text-align="start"/>
    </style:style>
    <style:style style:name="T1"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9.757cm" svg:height="2.115cm" svg:x="14.794cm" svg:y="5.806cm">
          <text:p text:style-name="P1">Glidein Factory</text:p>
        </draw:rect>
        <draw:custom-shape draw:style-name="gr2" draw:text-style-name="P1" draw:layer="layout" svg:width="9.606cm" svg:height="2.324cm" svg:x="3.32cm" svg:y="0.798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8.793cm" svg:y1="5.756cm" svg:x2="12.978cm" svg:y2="3.229cm">
          <text:p text:style-name="P3"/>
        </draw:line>
        <draw:frame draw:style-name="gr4" draw:layer="layout" svg:width="5.425cm" svg:height="1.825cm" svg:x="15.584cm" svg:y="2.142cm">
          <draw:text-box>
            <text:p text:style-name="P3">Publish available </text:p>
            <text:p text:style-name="P3">glidein entries</text:p>
          </draw:text-box>
        </draw:frame>
        <draw:custom-shape draw:style-name="gr5" draw:text-style-name="P4" draw:layer="layout" svg:width="14.211cm" svg:height="2.98cm" svg:x="11.495cm" svg:y="12.584cm">
          <text:p text:style-name="P3"/>
          <draw:enhanced-geometry svg:viewBox="0 0 21600 21600" draw:mirror-horizontal="false" draw:mirror-vertical="false" draw:text-areas="3000 3320 17110 17330" draw:type="cloud-callout" draw:modifiers="-345.004221784408 21078.295873867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5" draw:layer="layout" svg:width="4.648cm" svg:height="1.02cm" svg:x="0.836cm" svg:y="3.887cm">
          <text:p text:style-name="P1"><text:span text:style-name="T1">Due to Condor limitations,</text:span></text:p>
          <text:p text:style-name="P1"><text:span text:style-name="T1">define also GlideinMyType</text:span></text:p>
          <draw:enhanced-geometry svg:viewBox="0 0 21600 21600" draw:type="line-callout-2" draw:modifiers="11345.9238545924 67740.6464250735 6105.05485050549 66555.9255631734 -111.507851150785 20563.36924583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7" draw:text-style-name="P6" draw:layer="layout" svg:width="12.821cm" svg:height="1.827cm" svg:x="12.783cm" svg:y="13.282cm">
          <draw:text-box>
            <text:p text:style-name="P6"><text:span text:style-name="T1">Parameters set glidein parameter defaults like:</text:span></text:p>
            <text:p text:style-name="P6"><text:span text:style-name="T1">CONDOR_HOST=”UNDEFINED”,SEC_DEFAULT_ENCRYPTION=OPTIONAL</text:span></text:p>
            <text:p text:style-name="P6"><text:span text:style-name="T1">MinDisk=16G, CheckFilesExist=”/tmp/CMS,$DATA/OSG”</text:span></text:p>
          </draw:text-box>
        </draw:frame>
        <draw:polygon draw:style-name="gr8" draw:text-style-name="P7" draw:layer="layout" svg:width="8.174cm" svg:height="13.38cm" svg:x="2.621cm" svg:y="6.383cm" svg:viewBox="0 0 8175 13381" draw:points="0,0 8175,0 8172,12716 7103,12733 6273,12792 5608,12882 5031,12992 3848,13219 3092,13314 2126,13381 1452,13325 934,13270 1,13149">
          <text:p text:style-name="P6">MyType=”glidefactory”</text:p>
          <text:p text:style-name="P6">Name=”entry@factory”</text:p>
          <text:p text:style-name="P6">FactoryName=”factory”</text:p>
          <text:p text:style-name="P6">GlideinName=”entry”</text:p>
          <text:p text:style-name="P6">PubKeyID=”...”</text:p>
          <text:p text:style-name="P6">PubKeyType=”RSA”</text:p>
          <text:p text:style-name="P6">PubKeyValue=”...”</text:p>
          <text:p text:style-name="P6">Attribute1=”...”</text:p>
          <text:p text:style-name="P6">...</text:p>
          <text:p text:style-name="P6">AttributeN=”...”</text:p>
          <text:p text:style-name="P6">GlideinParamXXX=”val1”</text:p>
          <text:p text:style-name="P6">...</text:p>
          <text:p text:style-name="P6">GlideinParamYYY=”valZ”</text:p>
          <text:p text:style-name="P6">GlideinMonitorNNN=”valN”</text:p>
          <text:p text:style-name="P6">...</text:p>
          <text:p text:style-name="P6">GlideinMonitorMMM=”valM”</text:p>
          <text:p text:style-name="P6"/>
        </draw:polygon>
        <draw:rect draw:style-name="gr9" draw:text-style-name="P2" draw:layer="layout" svg:width="8.17cm" svg:height="0.902cm" svg:x="2.622cm" svg:y="5.471cm">
          <text:p text:style-name="P1">Published classad</text:p>
        </draw:rect>
        <draw:custom-shape draw:style-name="gr6" draw:text-style-name="P4" draw:layer="layout" svg:width="10.539cm" svg:height="2.855cm" svg:x="11.637cm" svg:y="9.41cm">
          <text:p text:style-name="P6"><text:span text:style-name="T1">Attributes that describe the glidein like:</text:span></text:p>
          <text:p text:style-name="P6"><text:span text:style-name="T1">ARCH=”INTEL”, MaxHours=72, Site=”Florida”</text:span></text:p>
          <draw:enhanced-geometry svg:viewBox="0 0 21600 21600" draw:text-areas="3000 3320 17110 17330" draw:type="cloud-callout" draw:modifiers="-803.339658444023 28149.579831932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4" draw:layer="layout" svg:width="10.539cm" svg:height="2.855cm" svg:x="13.837cm" svg:y="15.61cm">
          <text:p text:style-name="P6"><text:span text:style-name="T1">Monitoring data like:</text:span></text:p>
          <text:p text:style-name="P6"><text:span text:style-name="T1">TotalStatusIdle=”234”, TotalStatusRunning=”1356”</text:span></text:p>
          <text:p text:style-name="P6"><text:span text:style-name="T1">TotalRequestedIdle=”50”</text:span></text:p>
          <draw:enhanced-geometry svg:viewBox="0 0 21600 21600" draw:text-areas="3000 3320 17110 17330" draw:type="cloud-callout" draw:modifiers="-5264.74383301708 20639.49579831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6.67cm" fo:page-height="20.57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6-10-03T09:12:04</meta:creation-date>
    <dc:creator>Igor Sfiligoi</dc:creator>
    <dc:date>2008-08-19T16:53:25</dc:date>
    <dc:language>en-US</dc:language>
    <meta:editing-cycles>7</meta:editing-cycles>
    <meta:editing-duration>PT6H54M29S</meta:editing-duration>
    <meta:user-defined meta:name="Info 1"/>
    <meta:user-defined meta:name="Info 2"/>
    <meta:user-defined meta:name="Info 3"/>
    <meta:user-defined meta:name="Info 4"/>
    <meta:document-statistic meta:object-count="11"/>
  </office:meta>
</office:document-meta>
</file>